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loext:rel-width-rel="paragraph" loext:rel-height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loext:rel-width-rel="paragraph" loext:rel-height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6.9252in" style:rel-width="100%" svg:height="3.9583in" style:rel-height="42%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2" draw:name="Object3" text:anchor-type="paragraph" svg:x="0.0098in" svg:y="0in" svg:width="6.9252in" style:rel-width="100%" svg:height="3.9583in" style:rel-height="42%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3" draw:name="Object2" text:anchor-type="paragraph" svg:width="8.5in" svg:height="3.3382in" draw:z-index="2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7:36:57.038424067</meta:creation-date>
    <meta:generator>LibreOffice/6.0.6.2$Linux_X86_64 LibreOffice_project/00m0$Build-2</meta:generator>
    <dc:date>2018-10-22T17:48:15.889474323</dc:date>
    <meta:editing-duration>PT11M19S</meta:editing-duration>
    <meta:editing-cycles>1</meta:editing-cycles>
    <meta:document-statistic meta:table-count="0" meta:image-count="0" meta:object-count="3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589cm" svg:height="10.053cm" xlink:href="." xlink:type="simple" chart:class="chart:bar" chart:style-name="ch1">
        <chart:legend chart:legend-position="end" svg:x="16.728cm" svg:y="4.727cm" style:legend-expansion="high" chart:style-name="ch2"/>
        <chart:plot-area chart:style-name="ch3" chart:data-source-has-labels="both" svg:x="0.351cm" svg:y="0.201cm" svg:width="16.026cm" svg:height="9.651cm">
          <chartooo:coordinate-region svg:x="3.635cm" svg:y="0.201cm" svg:width="12.515cm" svg:height="3.217cm"/>
          <chart:axis chart:dimension="x" chart:name="primary-x" chart:style-name="ch4" chartooo:axis-type="auto">
            <chartooo:date-scale/>
            <chart:categories table:cell-range-address="local-table.$A$2:.$A$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9" chart:label-cell-address="local-table.$B$1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ubble Sort One Hundred Integers</text:p>
              </table:table-cell>
              <table:table-cell office:value-type="float" office:value="2340277">
                <text:p>2340277</text:p>
              </table:table-cell>
            </table:table-row>
            <table:table-row>
              <table:table-cell office:value-type="string">
                <text:p>Bubble Sort One Thousand Integers</text:p>
              </table:table-cell>
              <table:table-cell office:value-type="float" office:value="36158542">
                <text:p>36158542</text:p>
              </table:table-cell>
            </table:table-row>
            <table:table-row>
              <table:table-cell office:value-type="string">
                <text:p>Bubble Sort Ten Thousand Integers</text:p>
              </table:table-cell>
              <table:table-cell office:value-type="float" office:value="720552569">
                <text:p>720552569</text:p>
              </table:table-cell>
            </table:table-row>
            <table:table-row>
              <table:table-cell office:value-type="string">
                <text:p>Bubble Sort with Swap Count One Hundred Integers</text:p>
              </table:table-cell>
              <table:table-cell office:value-type="float" office:value="2352939">
                <text:p>2352939</text:p>
              </table:table-cell>
            </table:table-row>
            <table:table-row>
              <table:table-cell office:value-type="string">
                <text:p>Bubble Sort with Swap Count One Thousand Integers</text:p>
              </table:table-cell>
              <table:table-cell office:value-type="float" office:value="48218986">
                <text:p>48218986</text:p>
              </table:table-cell>
            </table:table-row>
            <table:table-row>
              <table:table-cell office:value-type="string">
                <text:p>Bubble Sort with Swap Count Ten Thousand Integers</text:p>
              </table:table-cell>
              <table:table-cell office:value-type="float" office:value="1655832010">
                <text:p>1655832010</text:p>
              </table:table-cell>
            </table:table-row>
            <table:table-row>
              <table:table-cell office:value-type="string">
                <text:p>Insertion Sort One Hundred Integers</text:p>
              </table:table-cell>
              <table:table-cell office:value-type="float" office:value="60212">
                <text:p>60212</text:p>
              </table:table-cell>
            </table:table-row>
            <table:table-row>
              <table:table-cell office:value-type="string">
                <text:p>Insertion Sort One Thousand Integers</text:p>
              </table:table-cell>
              <table:table-cell office:value-type="float" office:value="712859">
                <text:p>712859</text:p>
              </table:table-cell>
            </table:table-row>
            <table:table-row>
              <table:table-cell office:value-type="string">
                <text:p>Insertion Sort Ten Thousand Integers</text:p>
              </table:table-cell>
              <table:table-cell office:value-type="float" office:value="72014508">
                <text:p>72014508</text:p>
              </table:table-cell>
            </table:table-row>
            <table:table-row>
              <table:table-cell office:value-type="string">
                <text:p>Merge Sort One Hundred Integers</text:p>
              </table:table-cell>
              <table:table-cell office:value-type="float" office:value="1155576">
                <text:p>1155576</text:p>
              </table:table-cell>
            </table:table-row>
            <table:table-row>
              <table:table-cell office:value-type="string">
                <text:p>Merge Sort One Thousand Integers</text:p>
              </table:table-cell>
              <table:table-cell office:value-type="float" office:value="7258064">
                <text:p>7258064</text:p>
              </table:table-cell>
            </table:table-row>
            <table:table-row>
              <table:table-cell office:value-type="string">
                <text:p>Merge Sort Ten Thousand Integers</text:p>
              </table:table-cell>
              <table:table-cell office:value-type="float" office:value="9450255">
                <text:p>9450255</text:p>
              </table:table-cell>
            </table:table-row>
            <table:table-row>
              <table:table-cell office:value-type="string">
                <text:p>Quick Sort One Hundred Integers</text:p>
              </table:table-cell>
              <table:table-cell office:value-type="float" office:value="239716">
                <text:p>239716</text:p>
              </table:table-cell>
            </table:table-row>
            <table:table-row>
              <table:table-cell office:value-type="string">
                <text:p>Quick Sort One Thousand Integers</text:p>
              </table:table-cell>
              <table:table-cell office:value-type="float" office:value="3731406">
                <text:p>3731406</text:p>
              </table:table-cell>
            </table:table-row>
            <table:table-row>
              <table:table-cell office:value-type="string">
                <text:p>Quick Sort Ten Thousand Integers</text:p>
              </table:table-cell>
              <table:table-cell office:value-type="float" office:value="4627244">
                <text:p>4627244</text:p>
              </table:table-cell>
            </table:table-row>
            <table:table-row>
              <table:table-cell office:value-type="string">
                <text:p>Selection Sort One Hundred Integers</text:p>
              </table:table-cell>
              <table:table-cell office:value-type="float" office:value="886852">
                <text:p>886852</text:p>
              </table:table-cell>
            </table:table-row>
            <table:table-row>
              <table:table-cell office:value-type="string">
                <text:p>Selection Sort One Thousand Integers</text:p>
              </table:table-cell>
              <table:table-cell office:value-type="float" office:value="17377600">
                <text:p>17377600</text:p>
              </table:table-cell>
            </table:table-row>
            <table:table-row>
              <table:table-cell office:value-type="string">
                <text:p>Selection Sort Ten Thousand Integers</text:p>
              </table:table-cell>
              <table:table-cell office:value-type="float" office:value="133593636">
                <text:p>13359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89cm" svg:height="8.478cm" xlink:href="." xlink:type="simple" chart:class="chart:bar" chart:style-name="ch1">
        <chart:legend chart:legend-position="end" svg:x="20.728cm" svg:y="3.94cm" style:legend-expansion="high" chart:style-name="ch2"/>
        <chart:plot-area chart:style-name="ch3" chart:data-source-has-labels="both" svg:x="0.431cm" svg:y="0.169cm" svg:width="19.866cm" svg:height="8.14cm">
          <chartooo:coordinate-region svg:x="4.599cm" svg:y="0.169cm" svg:width="15.678cm" svg:height="2.713cm"/>
          <chart:axis chart:dimension="x" chart:name="primary-x" chart:style-name="ch4" chartooo:axis-type="auto">
            <chartooo:date-scale/>
            <chart:categories table:cell-range-address="local-table.$A$2:.$A$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9" chart:label-cell-address="local-table.$B$1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ubble Sort One Hundred Sorted Integers</text:p>
              </table:table-cell>
              <table:table-cell office:value-type="float" office:value="87578">
                <text:p>87578</text:p>
              </table:table-cell>
            </table:table-row>
            <table:table-row>
              <table:table-cell office:value-type="string">
                <text:p>Bubble Sort One Thousand Sorted Integers</text:p>
              </table:table-cell>
              <table:table-cell office:value-type="float" office:value="3570585">
                <text:p>3570585</text:p>
              </table:table-cell>
            </table:table-row>
            <table:table-row>
              <table:table-cell office:value-type="string">
                <text:p>Bubble Sort Ten Thousand Sorted Integers</text:p>
              </table:table-cell>
              <table:table-cell office:value-type="float" office:value="365890163">
                <text:p>365890163</text:p>
              </table:table-cell>
            </table:table-row>
            <table:table-row>
              <table:table-cell office:value-type="string">
                <text:p>Bubble Sort with Swap Count One Hundred Sorted Integers</text:p>
              </table:table-cell>
              <table:table-cell office:value-type="float" office:value="76115">
                <text:p>76115</text:p>
              </table:table-cell>
            </table:table-row>
            <table:table-row>
              <table:table-cell office:value-type="string">
                <text:p>Bubble Sort with Swap Count One Thousand Sorted Integers</text:p>
              </table:table-cell>
              <table:table-cell office:value-type="float" office:value="14510">
                <text:p>14510</text:p>
              </table:table-cell>
            </table:table-row>
            <table:table-row>
              <table:table-cell office:value-type="string">
                <text:p>Bubble Sort with Swap Count Ten Thousand Sorted Integers</text:p>
              </table:table-cell>
              <table:table-cell office:value-type="float" office:value="159855">
                <text:p>159855</text:p>
              </table:table-cell>
            </table:table-row>
            <table:table-row>
              <table:table-cell office:value-type="string">
                <text:p>Insertion Sort One Hundred Sorted Integers</text:p>
              </table:table-cell>
              <table:table-cell office:value-type="float" office:value="21443">
                <text:p>21443</text:p>
              </table:table-cell>
            </table:table-row>
            <table:table-row>
              <table:table-cell office:value-type="string">
                <text:p>Insertion Sort One Thousand Sorted Integers</text:p>
              </table:table-cell>
              <table:table-cell office:value-type="float" office:value="487260">
                <text:p>487260</text:p>
              </table:table-cell>
            </table:table-row>
            <table:table-row>
              <table:table-cell office:value-type="string">
                <text:p>Insertion Sort Ten Thousand Sorted Integers</text:p>
              </table:table-cell>
              <table:table-cell office:value-type="float" office:value="65320081">
                <text:p>65320081</text:p>
              </table:table-cell>
            </table:table-row>
            <table:table-row>
              <table:table-cell office:value-type="string">
                <text:p>Merge Sort One Hundred Sorted Integers</text:p>
              </table:table-cell>
              <table:table-cell office:value-type="float" office:value="75172">
                <text:p>75172</text:p>
              </table:table-cell>
            </table:table-row>
            <table:table-row>
              <table:table-cell office:value-type="string">
                <text:p>Merge Sort One Thousand Sorted Integers</text:p>
              </table:table-cell>
              <table:table-cell office:value-type="float" office:value="878313">
                <text:p>878313</text:p>
              </table:table-cell>
            </table:table-row>
            <table:table-row>
              <table:table-cell office:value-type="string">
                <text:p>Merge Sort Ten Thousand Sorted Integers</text:p>
              </table:table-cell>
              <table:table-cell office:value-type="float" office:value="9453833">
                <text:p>9453833</text:p>
              </table:table-cell>
            </table:table-row>
            <table:table-row>
              <table:table-cell office:value-type="string">
                <text:p>Quick Sort One Hundred Sorted Integers</text:p>
              </table:table-cell>
              <table:table-cell office:value-type="float" office:value="120574">
                <text:p>120574</text:p>
              </table:table-cell>
            </table:table-row>
            <table:table-row>
              <table:table-cell office:value-type="string">
                <text:p>Quick Sort One Thousand Sorted Integers</text:p>
              </table:table-cell>
              <table:table-cell office:value-type="float" office:value="10464935">
                <text:p>10464935</text:p>
              </table:table-cell>
            </table:table-row>
            <table:table-row>
              <table:table-cell office:value-type="string">
                <text:p>Quick Sort Ten Thousand Sorted Integers</text:p>
              </table:table-cell>
              <table:table-cell office:value-type="float" office:value="376676526">
                <text:p>376676526</text:p>
              </table:table-cell>
            </table:table-row>
            <table:table-row>
              <table:table-cell office:value-type="string">
                <text:p>Selection Sort One Hundred Sorted Integers</text:p>
              </table:table-cell>
              <table:table-cell office:value-type="float" office:value="64451">
                <text:p>64451</text:p>
              </table:table-cell>
            </table:table-row>
            <table:table-row>
              <table:table-cell office:value-type="string">
                <text:p>Selection Sort One Thousand Sorted Integers</text:p>
              </table:table-cell>
              <table:table-cell office:value-type="float" office:value="2213129">
                <text:p>2213129</text:p>
              </table:table-cell>
            </table:table-row>
            <table:table-row>
              <table:table-cell office:value-type="string">
                <text:p>Selection Sort Ten Thousand Sorted Integers</text:p>
              </table:table-cell>
              <table:table-cell office:value-type="float" office:value="259173774">
                <text:p>2591737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589cm" svg:height="10.053cm" xlink:href="." xlink:type="simple" chart:class="chart:bar" chart:style-name="ch1">
        <chart:legend chart:legend-position="end" svg:x="16.728cm" svg:y="4.727cm" style:legend-expansion="high" chart:style-name="ch2"/>
        <chart:plot-area chart:style-name="ch3" chart:data-source-has-labels="both" svg:x="0.351cm" svg:y="0.201cm" svg:width="16.026cm" svg:height="9.651cm">
          <chartooo:coordinate-region svg:x="5.206cm" svg:y="0.201cm" svg:width="11.171cm" svg:height="3.217cm"/>
          <chart:axis chart:dimension="x" chart:name="primary-x" chart:style-name="ch4" chartooo:axis-type="auto">
            <chartooo:date-scale/>
            <chart:categories table:cell-range-address="local-table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" chart:label-cell-address="local-table.$B$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ubble Sort One Hundred semiSorted Integers</text:p>
              </table:table-cell>
              <table:table-cell office:value-type="float" office:value="55402">
                <text:p>55402</text:p>
              </table:table-cell>
            </table:table-row>
            <table:table-row>
              <table:table-cell office:value-type="string">
                <text:p>Bubble Sort One Thousand semiSorted Integers</text:p>
              </table:table-cell>
              <table:table-cell office:value-type="float" office:value="3687019">
                <text:p>3687019</text:p>
              </table:table-cell>
            </table:table-row>
            <table:table-row>
              <table:table-cell office:value-type="string">
                <text:p>Bubble Sort Ten Thousand semiSorted Integers</text:p>
              </table:table-cell>
              <table:table-cell office:value-type="float" office:value="364328717">
                <text:p>364328717</text:p>
              </table:table-cell>
            </table:table-row>
            <table:table-row>
              <table:table-cell office:value-type="string">
                <text:p>Bubble Sort with Swap Count One Hundred semiSorted Integers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Bubble Sort with Swap Count One Thousand semiSorted Integers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string">
                <text:p>Bubble Sort with Swap Count Ten Thousand semiSorted Integers</text:p>
              </table:table-cell>
              <table:table-cell office:value-type="float" office:value="312103">
                <text:p>312103</text:p>
              </table:table-cell>
            </table:table-row>
            <table:table-row>
              <table:table-cell office:value-type="string">
                <text:p>Insertion Sort One Hundred semiSorted Integers</text:p>
              </table:table-cell>
              <table:table-cell office:value-type="float" office:value="31183">
                <text:p>31183</text:p>
              </table:table-cell>
            </table:table-row>
            <table:table-row>
              <table:table-cell office:value-type="string">
                <text:p>Insertion Sort One Thousand semiSorted Integers</text:p>
              </table:table-cell>
              <table:table-cell office:value-type="float" office:value="539467">
                <text:p>539467</text:p>
              </table:table-cell>
            </table:table-row>
            <table:table-row>
              <table:table-cell office:value-type="string">
                <text:p>Insertion Sort Ten Thousand semiSorted Integers</text:p>
              </table:table-cell>
              <table:table-cell office:value-type="float" office:value="63007301">
                <text:p>63007301</text:p>
              </table:table-cell>
            </table:table-row>
            <table:table-row>
              <table:table-cell office:value-type="string">
                <text:p>Merge Sort One Hundred semiSorted Integers</text:p>
              </table:table-cell>
              <table:table-cell office:value-type="float" office:value="67296">
                <text:p>67296</text:p>
              </table:table-cell>
            </table:table-row>
            <table:table-row>
              <table:table-cell office:value-type="string">
                <text:p>Merge Sort One Thousand semiSorted Integers</text:p>
              </table:table-cell>
              <table:table-cell office:value-type="float" office:value="833963">
                <text:p>833963</text:p>
              </table:table-cell>
            </table:table-row>
            <table:table-row>
              <table:table-cell office:value-type="string">
                <text:p>Merge Sort Ten Thousand semiSorted Integers</text:p>
              </table:table-cell>
              <table:table-cell office:value-type="float" office:value="9287946">
                <text:p>9287946</text:p>
              </table:table-cell>
            </table:table-row>
            <table:table-row>
              <table:table-cell office:value-type="string">
                <text:p>Quick Sort One Hundred semiSorted Integers</text:p>
              </table:table-cell>
              <table:table-cell office:value-type="float" office:value="45863">
                <text:p>45863</text:p>
              </table:table-cell>
            </table:table-row>
            <table:table-row>
              <table:table-cell office:value-type="string">
                <text:p>Quick Sort Ten Thousand semiSorted Integers</text:p>
              </table:table-cell>
              <table:table-cell office:value-type="float" office:value="286523626">
                <text:p>286523626</text:p>
              </table:table-cell>
            </table:table-row>
            <table:table-row>
              <table:table-cell office:value-type="string">
                <text:p>Selection Sort One Hundred semiSorted Integers</text:p>
              </table:table-cell>
              <table:table-cell office:value-type="float" office:value="37396">
                <text:p>37396</text:p>
              </table:table-cell>
            </table:table-row>
            <table:table-row>
              <table:table-cell office:value-type="string">
                <text:p>Selection Sort One Thousand semiSorted Integers</text:p>
              </table:table-cell>
              <table:table-cell office:value-type="float" office:value="2221025">
                <text:p>2221025</text:p>
              </table:table-cell>
            </table:table-row>
            <table:table-row>
              <table:table-cell office:value-type="string">
                <text:p>Selection Sort Ten Thousand semiSorted Integers</text:p>
              </table:table-cell>
              <table:table-cell office:value-type="float" office:value="244965256">
                <text:p>244965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